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5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6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7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3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4">Exercise 2. Strings</text:p>
      <text:p text:style-name="P4"/>
      <text:p text:style-name="P5">&gt;&gt;&gt; S='Spam' # make a 4-character string, and assign it to a name</text:p>
      <text:p text:style-name="P5">&gt;&gt;&gt; len(S)</text:p>
      <text:p text:style-name="P5">4</text:p>
      <text:p text:style-name="P5">&gt;&gt;&gt; S[0]</text:p>
      <text:p text:style-name="P5">'S'</text:p>
      <text:p text:style-name="P5">&gt;&gt;&gt; S[1]</text:p>
      <text:p text:style-name="P5">'p'</text:p>
      <text:p text:style-name="P5">&gt;&gt;&gt; S[-1]</text:p>
      <text:p text:style-name="P5">'m'</text:p>
      <text:p text:style-name="P5">&gt;&gt;&gt; S[-2]</text:p>
      <text:p text:style-name="P5">'a'</text:p>
      <text:p text:style-name="P5">&gt;&gt;&gt; S[len(S)-1]</text:p>
      <text:p text:style-name="P5">'m'</text:p>
      <text:p text:style-name="P5">&gt;&gt;&gt; S[1:3]</text:p>
      <text:p text:style-name="P5">'pa'</text:p>
      <text:p text:style-name="P5">&gt;&gt;&gt; S = 'z' + S[1:]</text:p>
      <text:p text:style-name="P5">&gt;&gt;&gt; S</text:p>
      <text:p text:style-name="P5"><text:soft-page-break/>'zpam'</text:p>
      <text:p text:style-name="P5"/>
      <text:p text:style-name="P6">Exercise 3. Lists</text:p>
      <text:p text:style-name="P6"/>
      <text:p text:style-name="P7">&gt;&gt;&gt; L=[123, 'spam', 1.23] # A list of three different-type objects</text:p>
      <text:p text:style-name="P7">&gt;&gt;&gt; len(L) # number of items in the list</text:p>
      <text:p text:style-name="P7">3</text:p>
      <text:p text:style-name="P7">&gt;&gt;&gt; L[0]</text:p>
      <text:p text:style-name="P7">123</text:p>
      <text:p text:style-name="P7">&gt;&gt;&gt; L[:-1] # Slicing a list returns a new list</text:p>
      <text:p text:style-name="P7">[123, 'spam']</text:p>
      <text:p text:style-name="P7">&gt;&gt;&gt; L+[4,5,6] # contact/repeat make new lists too</text:p>
      <text:p text:style-name="P7">[123, 'spam', 1.23, 4, 5, 6]</text:p>
      <text:p text:style-name="P7">&gt;&gt;&gt; L*2 # repeat</text:p>
      <text:p text:style-name="P7">[123, 'spam', 1.23, 123, 'spam', 1.23]</text:p>
      <text:p text:style-name="P7">&gt;&gt;&gt; L</text:p>
      <text:p text:style-name="P7">[123, 'spam', 1.23]</text:p>
      <text:p text:style-name="P7">&gt;&gt;&gt; M = ['bb', 'aa', 'cc']</text:p>
      <text:p text:style-name="P7">&gt;&gt;&gt; M.sort</text:p>
      <text:p text:style-name="P7">&lt;built-in method sort of list object at 0x7f4da8b407c8&gt;</text:p>
      <text:p text:style-name="P7">&gt;&gt;&gt; M.sort()</text:p>
      <text:p text:style-name="P7">&gt;&gt;&gt; M</text:p>
      <text:p text:style-name="P7">['aa', 'bb', 'cc']</text:p>
      <text:p text:style-name="P7">&gt;&gt;&gt; M.reverse()</text:p>
      <text:p text:style-name="P7">&gt;&gt;&gt; M</text:p>
      <text:p text:style-name="P7">['cc', 'bb', 'aa']</text:p>
      <text:p text:style-name="P7">&gt;&gt;&gt; M = [[1,2,3], [4,5,6], [7,8,9]]</text:p>
      <text:p text:style-name="P7">&gt;&gt;&gt; M[1]</text:p>
      <text:p text:style-name="P7">[4, 5, 6]</text:p>
      <text:p text:style-name="P7">&gt;&gt;&gt; M[1][2]</text:p>
      <text:p text:style-name="P7">6</text:p>
      <text:p text:style-name="P7">&gt;&gt;&gt; diag = [M[i][i] for i in [0, 1, 2]]</text:p>
      <text:p text:style-name="P7">&gt;&gt;&gt; diag</text:p>
      <text:p text:style-name="P7">[1, 5, 9]</text:p>
      <text:p text:style-name="P7">&gt;&gt;&gt; doubles = [c * 2 for c in 'spam'] </text:p>
      <text:p text:style-name="P7">&gt;&gt;&gt; doubles</text:p>
      <text:p text:style-name="P7">['ss', 'pp', 'aa', 'mm']</text:p>
      <text:p text:style-name="P7">&gt;&gt;&gt; list(range(4))</text:p>
      <text:p text:style-name="P7">[0, 1, 2, 3]</text:p>
      <text:p text:style-name="P7">&gt;&gt;&gt; list(range(-6, 7, 2)) # −6 to +6 by 2 (need list() in 3.X)</text:p>
      <text:p text:style-name="P7">[-6, -4, -2, 0, 2, 4, 6]</text:p>
      <text:p text:style-name="P7">&gt;&gt;&gt; [[x ** 2, x ** 3] for x in range(4)] # Multiple values, “if” filters</text:p>
      <text:p text:style-name="P7">[[0, 0], [1, 1], [4, 8], [9, 27]]</text:p>
      <text:p text:style-name="P7">&gt;&gt;&gt; [[x, x/2, x * 2] for x in range(-6, 7, 2) if x &gt; 0] </text:p>
      <text:p text:style-name="P7">[[2, 1.0, 4], [4, 2.0, 8], [6, 3.0, 12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09-26T18:13:54.204378177</dc:date>
    <meta:editing-duration>PT32M12S</meta:editing-duration>
    <meta:editing-cycles>6</meta:editing-cycles>
    <meta:generator>LibreOffice/5.3.6.1$Linux_X86_64 LibreOffice_project/30$Build-1</meta:generator>
    <meta:document-statistic meta:table-count="0" meta:image-count="0" meta:object-count="0" meta:page-count="2" meta:paragraph-count="87" meta:word-count="324" meta:character-count="1615" meta:non-whitespace-character-count="1375"/>
  </office:meta>
</office:document-meta>
</file>